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808080" draw:fill="none" draw:textarea-vertical-align="middle" draw:auto-grow-height="false" fo:min-height="7.551cm" fo:min-width="0.20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pr1" style:family="presentation" style:parent-style-name="Padrão-subtitle">
      <style:graphic-properties draw:fill-color="#ffffff" fo:min-height="19.3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fo:min-height="19.163cm"/>
    </style:style>
    <style:style style:name="pr4" style:family="presentation" style:parent-style-name="Padrão-subtitle">
      <style:graphic-properties draw:fill-color="#ffffff" fo:min-height="18.963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line-height="110%" fo:text-align="center"/>
      <style:text-properties fo:font-size="44pt" style:font-size-asian="44pt" style:font-size-complex="44pt"/>
    </style:style>
    <style:style style:name="P5" style:family="paragraph">
      <loext:graphic-properties draw:fill-color="#ffffff"/>
      <style:paragraph-properties fo:line-height="110%" fo:text-align="center"/>
      <style:text-properties fo:font-size="44pt" style:font-size-asian="44pt" style:font-size-complex="4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44pt" style:font-size-asian="44pt" style:font-size-complex="44pt"/>
    </style:style>
    <style:style style:name="P8" style:family="paragraph">
      <loext:graphic-properties draw:fill-color="#ffffff"/>
      <style:text-properties fo:font-size="44pt" style:font-size-asian="44pt" style:font-size-complex="44pt"/>
    </style:style>
    <style:style style:name="P9" style:family="paragraph">
      <loext:graphic-properties draw:fill="none"/>
      <style:paragraph-properties fo:text-align="center"/>
      <style:text-properties fo:font-size="10pt"/>
    </style:style>
    <style:style style:name="P10" style:family="paragraph">
      <style:text-properties fo:color="#808080"/>
    </style:style>
    <style:style style:name="P11" style:family="paragraph">
      <loext:graphic-properties draw:fill="none" draw:fill-color="#ffffff"/>
      <style:text-properties fo:color="#808080"/>
    </style:style>
    <style:style style:name="T1" style:family="text">
      <style:text-properties fo:color="#808080" fo:font-size="48pt" style:font-size-asian="48pt" style:font-size-complex="4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color="#808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text-style-name="P2" draw:layer="layout" svg:width="25.199cm" svg:height="19.363cm" svg:x="1.4cm" svg:y="0.837cm" presentation:class="subtitle" presentation:user-transformed="true">
          <draw:text-box>
            <text:p text:style-name="P1"><text:span text:style-name="T1">Pra Sempre</text:span></text:p>
            <text:p text:style-name="P1"><text:span text:style-name="T2">Ministério Avivah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draw:frame presentation:style-name="pr3" draw:text-style-name="P5" draw:layer="layout" svg:width="25.199cm" svg:height="19.163cm" svg:x="1.4cm" svg:y="0.837cm" presentation:class="subtitle" presentation:user-transformed="true">
          <draw:text-box>
            <text:p text:style-name="P4"><text:span text:style-name="T3">O Universo chora</text:span></text:p>
            <text:p text:style-name="P4"><text:span text:style-name="T3">O Sol se apagou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draw:frame presentation:style-name="pr3" draw:text-style-name="P5" draw:layer="layout" svg:width="25.199cm" svg:height="19.163cm" svg:x="1.4cm" svg:y="0.837cm" presentation:class="subtitle" presentation:user-transformed="true">
          <draw:text-box>
            <text:p text:style-name="P4"><text:span text:style-name="T3">Ali estava morto o Salvador</text:span></text:p>
            <text:p text:style-name="P4"><text:span text:style-name="T3">Seu corpo lá na Cruz</text:span></text:p>
            <text:p text:style-name="P4"><text:span text:style-name="T3">Seu sangue derramou</text:span></text:p>
            <text:p text:style-name="P4"><text:span text:style-name="T3">O peso do pecado Ele levou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 text:style-name="P4"><text:span text:style-name="T3">Deus Pai o abandonou</text:span></text:p>
            <text:p text:style-name="P4"><text:span text:style-name="T3">Cessou seu respirar</text:span></text:p>
            <text:p text:style-name="P4"><text:span text:style-name="T3">Em trevas encontrou o filho</text:span></text:p>
            <text:p text:style-name="P4"><text:span text:style-name="T3">A guerra começou, </text:span></text:p>
            <text:p text:style-name="P4"><text:span text:style-name="T3">a morte enfrentou</text:span></text:p>
            <text:p text:style-name="P4"><text:span text:style-name="T3">Todo o poder das trevas vencido foi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office:forms form:automatic-focus="false" form:apply-design-mode="false"/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 text:style-name="P4"><text:span text:style-name="T3">A Terra estremeceu, </text:span></text:p>
            <text:p text:style-name="P4"><text:span text:style-name="T3">o sepulcro se abriu</text:span></text:p>
            <text:p text:style-name="P4"><text:span text:style-name="T3">E nada vencerá Seu grande amor</text:span></text:p>
            <text:p text:style-name="P4"><text:span text:style-name="T3">Óh morte, onde estás,</text:span></text:p>
            <text:p text:style-name="P4"><text:span text:style-name="T3">O Rei ressuscitou</text:span></text:p>
            <text:p text:style-name="P4"><text:span text:style-name="T3">Ele venceu pra sempr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office:forms form:automatic-focus="false" form:apply-design-mode="false"/>
        <draw:frame presentation:style-name="pr4" draw:text-style-name="P5" draw:layer="layout" svg:width="25.199cm" svg:height="18.963cm" svg:x="1.4cm" svg:y="0.837cm" presentation:class="subtitle" presentation:user-transformed="true">
          <draw:text-box>
            <text:p text:style-name="P4"><text:span text:style-name="T3">Pra sempre Exaltado É</text:span></text:p>
            <text:p text:style-name="P4"><text:span text:style-name="T3">Pra sempre Adorado É</text:span></text:p>
            <text:p text:style-name="P4"><text:span text:style-name="T3">Pra sempre Ele vive</text:span></text:p>
            <text:p text:style-name="P4"><text:span text:style-name="T3">Ressuscitou, Ressuscitou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office:forms form:automatic-focus="false" form:apply-design-mode="false"/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 text:style-name="P4"><text:span text:style-name="T3">A Terra estremeceu, </text:span></text:p>
            <text:p text:style-name="P4"><text:span text:style-name="T3">o sepulcro se abriu</text:span></text:p>
            <text:p text:style-name="P4"><text:span text:style-name="T3">E nada vencerá Seu grande amor</text:span></text:p>
            <text:p text:style-name="P4"><text:span text:style-name="T3">Óh morte, onde estás,</text:span></text:p>
            <text:p text:style-name="P4"><text:span text:style-name="T3">O Rei ressuscitou</text:span></text:p>
            <text:p text:style-name="P4"><text:span text:style-name="T3">Ele venceu pra sempr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office:forms form:automatic-focus="false" form:apply-design-mode="false"/>
        <draw:frame presentation:style-name="pr4" draw:text-style-name="P5" draw:layer="layout" svg:width="25.199cm" svg:height="18.963cm" svg:x="1.4cm" svg:y="0.837cm" presentation:class="subtitle" presentation:user-transformed="true">
          <draw:text-box>
            <text:p text:style-name="P4"><text:span text:style-name="T3">Pra sempre Exaltado É</text:span></text:p>
            <text:p text:style-name="P4"><text:span text:style-name="T3">Pra sempre Adorado É</text:span></text:p>
            <text:p text:style-name="P4"><text:span text:style-name="T3">Pra sempre Ele vive</text:span></text:p>
            <text:p text:style-name="P4"><text:span text:style-name="T3">Ressuscitou, Ressuscitou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32">
        <draw:frame presentation:style-name="pr3" draw:text-style-name="P8" draw:layer="layout" svg:width="25.199cm" svg:height="19.163cm" svg:x="1.4cm" svg:y="0.837cm" presentation:class="subtitle" presentation:user-transformed="true">
          <draw:text-box>
            <text:p text:style-name="P7"><text:span text:style-name="T3">Cantamos Aleluia</text:span></text:p>
            <text:p text:style-name="P7"><text:span text:style-name="T3">Cantamos Aleluia</text:span></text:p>
            <text:p text:style-name="P7"><text:span text:style-name="T3">Cantamos Aleluia</text:span></text:p>
            <text:p text:style-name="P7"><text:span text:style-name="T3">O Cordeiro venceu</text:span></text:p>
          </draw:text-box>
        </draw:frame>
        <draw:custom-shape draw:style-name="gr2" draw:text-style-name="P9" draw:layer="layout" svg:width="1cm" svg:height="7.8cm" svg:x="21.2cm" svg:y="6.6cm">
          <text:p/>
          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3" draw:text-style-name="P11" draw:layer="layout" svg:width="2.2cm" svg:height="1cm" svg:x="22.6cm" svg:y="10cm">
          <draw:text-box>
            <text:p text:style-name="P10"><text:span text:style-name="T4">6x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32">
        <office:forms form:automatic-focus="false" form:apply-design-mode="false"/>
        <draw:frame presentation:style-name="pr4" draw:text-style-name="P5" draw:layer="layout" svg:width="25.199cm" svg:height="18.963cm" svg:x="1.4cm" svg:y="0.837cm" presentation:class="subtitle" presentation:user-transformed="true">
          <draw:text-box>
            <text:p text:style-name="P4"><text:span text:style-name="T3">Pra sempre Exaltado É</text:span></text:p>
            <text:p text:style-name="P4"><text:span text:style-name="T3">Pra sempre Adorado É</text:span></text:p>
            <text:p text:style-name="P4"><text:span text:style-name="T3">Pra sempre Ele vive</text:span></text:p>
            <text:p text:style-name="P4"><text:span text:style-name="T3">Ressuscitou, Ressuscitou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32">
        <office:forms form:automatic-focus="false" form:apply-design-mode="false"/>
        <draw:frame presentation:style-name="pr4" draw:text-style-name="P5" draw:layer="layout" svg:width="25.199cm" svg:height="18.963cm" svg:x="1.4cm" svg:y="0.837cm" presentation:class="subtitle" presentation:user-transformed="true">
          <draw:text-box>
            <text:p text:style-name="P4"><text:span text:style-name="T3">Pra sempre Exaltado É</text:span></text:p>
            <text:p text:style-name="P4"><text:span text:style-name="T3">Pra sempre Adorado É</text:span></text:p>
            <text:p text:style-name="P4"><text:span text:style-name="T3">Pra sempre Ele vive</text:span></text:p>
            <text:p text:style-name="P4"><text:span text:style-name="T3">Ressuscitou, Ressuscitou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pt" fo:country="B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Índice" style:family="graphic">
      <style:paragraph-properties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pt" fo:country="BR" style:font-name-asian="FreeSans" style:font-family-asian="FreeSans" style:font-family-generic-asian="swiss" style:font-pitch-asian="variable" style:font-size-asian="12pt" style:language-asian="hi" style:country-asian="IN"/>
    </style:style>
    <style:style style:name="Legenda" style:family="graphic">
      <style:paragraph-properties fo:margin-top="0.374cm" fo:margin-bottom="0.374cm"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pt" fo:country="BR" fo:font-style="italic" style:font-name-asian="FreeSans" style:font-family-asian="FreeSans" style:font-family-generic-asian="swiss" style:font-pitch-asian="variable" style:font-size-asian="12pt" style:language-asian="hi" style:country-asian="IN" style:font-style-asian="italic" style:font-style-complex="italic"/>
    </style:style>
    <style:style style:name="Lista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pt" fo:country="BR" style:font-name-asian="FreeSans" style:font-family-asian="FreeSans" style:font-family-generic-asian="swiss" style:font-pitch-asian="variable" style:font-size-asian="12pt" style:language-asian="hi" style:country-asian="IN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zarone </meta:initial-creator>
    <meta:creation-date>2015-09-27T12:53:24.338605149</meta:creation-date>
    <dc:date>2015-09-27T13:12:09.316620386</dc:date>
    <dc:creator>lazarone </dc:creator>
    <meta:editing-duration>PT18M40S</meta:editing-duration>
    <meta:editing-cycles>14</meta:editing-cycles>
    <meta:generator>LibreOffice/4.4.2.2$Linux_x86 LibreOffice_project/40m0$Build-2</meta:generator>
    <meta:document-statistic meta:object-count="56"/>
  </office:meta>
</office:document-meta>
</file>